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2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9243in"/>
    </style:style>
    <style:style style:name="Table6.B" style:family="table-column">
      <style:table-column-properties style:column-width="2.8861in"/>
    </style:style>
    <style:style style:name="Table6.C" style:family="table-column">
      <style:table-column-properties style:column-width="2.8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0111in"/>
    </style:style>
    <style:style style:name="Table13.B" style:family="table-column">
      <style:table-column-properties style:column-width="1.0722in"/>
    </style:style>
    <style:style style:name="Table13.C" style:family="table-column">
      <style:table-column-properties style:column-width="1.5382in"/>
    </style:style>
    <style:style style:name="Table13.D" style:family="table-column">
      <style:table-column-properties style:column-width="1.5389in"/>
    </style:style>
    <style:style style:name="Table13.E" style:family="table-column">
      <style:table-column-properties style:column-width="1.5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5in"/>
    </style:style>
    <style:style style:name="Table14.B" style:family="table-column">
      <style:table-column-properties style:column-width="1.5625in"/>
    </style:style>
    <style:style style:name="Table14.C" style:family="table-column">
      <style:table-column-properties style:column-width="3.635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3.375in"/>
    </style:style>
    <style:style style:name="Table15.B" style:family="table-column">
      <style:table-column-properties style:column-width="3.3229in"/>
    </style:style>
    <style:style style:name="Table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officeooo:rsid="0013644d" officeooo:paragraph-rsid="0013644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3644d" officeooo:paragraph-rsid="00155395"/>
    </style:style>
    <style:style style:name="P3" style:family="paragraph" style:parent-style-name="Standard">
      <style:paragraph-properties fo:text-align="start" style:justify-single-word="false"/>
      <style:text-properties officeooo:rsid="001a2e2d" officeooo:paragraph-rsid="001dc145"/>
    </style:style>
    <style:style style:name="P4" style:family="paragraph" style:parent-style-name="Text_20_body">
      <style:text-properties officeooo:rsid="001f70d8" officeooo:paragraph-rsid="001f70d8"/>
    </style:style>
    <style:style style:name="P5" style:family="paragraph" style:parent-style-name="Text_20_body">
      <style:paragraph-properties fo:text-align="center" style:justify-single-word="false"/>
      <style:text-properties officeooo:rsid="001f70d8" officeooo:paragraph-rsid="001f70d8"/>
    </style:style>
    <style:style style:name="P6" style:family="paragraph" style:parent-style-name="Table_20_Contents">
      <style:paragraph-properties fo:text-align="center" style:justify-single-word="false"/>
      <style:text-properties officeooo:rsid="001f70d8" officeooo:paragraph-rsid="001f70d8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7d243" officeooo:paragraph-rsid="0017d243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e2f23" officeooo:paragraph-rsid="001e2f23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3c4c89" officeooo:paragraph-rsid="003c4c89"/>
    </style:style>
    <style:style style:name="P10" style:family="paragraph" style:parent-style-name="Standard">
      <style:text-properties officeooo:paragraph-rsid="005c7e4f"/>
    </style:style>
    <style:style style:name="P11" style:family="paragraph" style:parent-style-name="Standard">
      <style:text-properties officeooo:paragraph-rsid="006d64a2"/>
    </style:style>
    <style:style style:name="P12" style:family="paragraph" style:parent-style-name="Standard">
      <style:text-properties officeooo:rsid="00891568" officeooo:paragraph-rsid="00891568"/>
    </style:style>
    <style:style style:name="P13" style:family="paragraph" style:parent-style-name="Text_20_body">
      <style:text-properties officeooo:rsid="001fe953" officeooo:paragraph-rsid="00247283"/>
    </style:style>
    <style:style style:name="P14" style:family="paragraph" style:parent-style-name="Text_20_body">
      <style:text-properties fo:language="ru" fo:country="RU" officeooo:rsid="00173de4"/>
    </style:style>
    <style:style style:name="P15" style:family="paragraph" style:parent-style-name="Text_20_body">
      <style:text-properties officeooo:rsid="002b29c0" officeooo:paragraph-rsid="002b29c0"/>
    </style:style>
    <style:style style:name="P16" style:family="paragraph" style:parent-style-name="Text_20_body">
      <style:text-properties officeooo:rsid="002deae2" officeooo:paragraph-rsid="002deae2"/>
    </style:style>
    <style:style style:name="P17" style:family="paragraph" style:parent-style-name="Text_20_body">
      <style:text-properties officeooo:rsid="0032b3b2" officeooo:paragraph-rsid="0032b3b2"/>
    </style:style>
    <style:style style:name="P18" style:family="paragraph" style:parent-style-name="Text_20_body">
      <style:text-properties officeooo:rsid="0034e823" officeooo:paragraph-rsid="0034e823"/>
    </style:style>
    <style:style style:name="P19" style:family="paragraph" style:parent-style-name="Text_20_body">
      <style:text-properties officeooo:rsid="0034e823" officeooo:paragraph-rsid="00440a56"/>
    </style:style>
    <style:style style:name="P20" style:family="paragraph" style:parent-style-name="Text_20_body">
      <style:text-properties officeooo:rsid="0034e823" officeooo:paragraph-rsid="0050d200"/>
    </style:style>
    <style:style style:name="P21" style:family="paragraph" style:parent-style-name="Text_20_body">
      <style:text-properties officeooo:rsid="0034e823" officeooo:paragraph-rsid="005a05da"/>
    </style:style>
    <style:style style:name="P22" style:family="paragraph" style:parent-style-name="Text_20_body">
      <style:text-properties officeooo:rsid="0034e823" officeooo:paragraph-rsid="0069e4e4"/>
    </style:style>
    <style:style style:name="P23" style:family="paragraph" style:parent-style-name="Text_20_body">
      <style:text-properties officeooo:rsid="0034e823" officeooo:paragraph-rsid="006dbc85"/>
    </style:style>
    <style:style style:name="P24" style:family="paragraph" style:parent-style-name="Text_20_body">
      <style:text-properties officeooo:rsid="0034e823" officeooo:paragraph-rsid="00708f07"/>
    </style:style>
    <style:style style:name="P25" style:family="paragraph" style:parent-style-name="Text_20_body">
      <style:text-properties officeooo:rsid="0034e823" officeooo:paragraph-rsid="008add54"/>
    </style:style>
    <style:style style:name="P26" style:family="paragraph" style:parent-style-name="Text_20_body">
      <style:text-properties officeooo:rsid="00351f7a" officeooo:paragraph-rsid="00351f7a"/>
    </style:style>
    <style:style style:name="P27" style:family="paragraph" style:parent-style-name="Text_20_body">
      <style:text-properties officeooo:rsid="00351f7a" officeooo:paragraph-rsid="003874a0"/>
    </style:style>
    <style:style style:name="P28" style:family="paragraph" style:parent-style-name="Text_20_body">
      <style:text-properties officeooo:rsid="00351f7a" officeooo:paragraph-rsid="004274e5"/>
    </style:style>
    <style:style style:name="P29" style:family="paragraph" style:parent-style-name="Text_20_body">
      <style:text-properties officeooo:rsid="00351f7a" officeooo:paragraph-rsid="00440a56"/>
    </style:style>
    <style:style style:name="P30" style:family="paragraph" style:parent-style-name="Text_20_body">
      <style:text-properties officeooo:rsid="00351f7a" officeooo:paragraph-rsid="0052a25a"/>
    </style:style>
    <style:style style:name="P31" style:family="paragraph" style:parent-style-name="Text_20_body">
      <style:text-properties officeooo:rsid="00351f7a" officeooo:paragraph-rsid="005a05da"/>
    </style:style>
    <style:style style:name="P32" style:family="paragraph" style:parent-style-name="Text_20_body">
      <style:text-properties officeooo:rsid="00351f7a" officeooo:paragraph-rsid="0062fcc2"/>
    </style:style>
    <style:style style:name="P33" style:family="paragraph" style:parent-style-name="Text_20_body">
      <style:text-properties officeooo:rsid="00351f7a" officeooo:paragraph-rsid="0069e4e4"/>
    </style:style>
    <style:style style:name="P34" style:family="paragraph" style:parent-style-name="Text_20_body">
      <style:text-properties officeooo:rsid="00351f7a" officeooo:paragraph-rsid="006d64a2"/>
    </style:style>
    <style:style style:name="P35" style:family="paragraph" style:parent-style-name="Text_20_body">
      <style:text-properties officeooo:rsid="00351f7a" officeooo:paragraph-rsid="006dbc85"/>
    </style:style>
    <style:style style:name="P36" style:family="paragraph" style:parent-style-name="Text_20_body">
      <style:text-properties officeooo:rsid="00351f7a" officeooo:paragraph-rsid="00708f07"/>
    </style:style>
    <style:style style:name="P37" style:family="paragraph" style:parent-style-name="Text_20_body">
      <style:text-properties officeooo:rsid="00351f7a" officeooo:paragraph-rsid="00854d96"/>
    </style:style>
    <style:style style:name="P38" style:family="paragraph" style:parent-style-name="Text_20_body">
      <style:text-properties officeooo:rsid="00351f7a" officeooo:paragraph-rsid="008add54"/>
    </style:style>
    <style:style style:name="P39" style:family="paragraph" style:parent-style-name="Text_20_body">
      <style:text-properties officeooo:rsid="00420fb3" officeooo:paragraph-rsid="00420fb3"/>
    </style:style>
    <style:style style:name="P40" style:family="paragraph" style:parent-style-name="Text_20_body">
      <style:text-properties officeooo:rsid="004403b1" officeooo:paragraph-rsid="004403b1"/>
    </style:style>
    <style:style style:name="P41" style:family="paragraph" style:parent-style-name="Text_20_body">
      <style:text-properties officeooo:rsid="00447f84" officeooo:paragraph-rsid="00447f84"/>
    </style:style>
    <style:style style:name="P42" style:family="paragraph" style:parent-style-name="Text_20_body">
      <style:text-properties officeooo:rsid="00447f84" officeooo:paragraph-rsid="006109d8"/>
    </style:style>
    <style:style style:name="P43" style:family="paragraph" style:parent-style-name="Text_20_body">
      <style:text-properties officeooo:rsid="0045bbaa" officeooo:paragraph-rsid="006109d8"/>
    </style:style>
    <style:style style:name="P44" style:family="paragraph" style:parent-style-name="Text_20_body">
      <style:text-properties officeooo:paragraph-rsid="00471dd8"/>
    </style:style>
    <style:style style:name="P45" style:family="paragraph" style:parent-style-name="Text_20_body">
      <style:text-properties officeooo:paragraph-rsid="00472d42"/>
    </style:style>
    <style:style style:name="P46" style:family="paragraph" style:parent-style-name="Text_20_body">
      <style:text-properties officeooo:rsid="004d0f5c" officeooo:paragraph-rsid="004d0f5c"/>
    </style:style>
    <style:style style:name="P47" style:family="paragraph" style:parent-style-name="Text_20_body">
      <style:text-properties officeooo:rsid="004d0f5c" officeooo:paragraph-rsid="00542212"/>
    </style:style>
    <style:style style:name="P48" style:family="paragraph" style:parent-style-name="Text_20_body">
      <style:text-properties officeooo:rsid="004d0f5c" officeooo:paragraph-rsid="0067c0b3"/>
    </style:style>
    <style:style style:name="P49" style:family="paragraph" style:parent-style-name="Text_20_body">
      <style:text-properties officeooo:rsid="004d0f5c" officeooo:paragraph-rsid="00871432"/>
    </style:style>
    <style:style style:name="P50" style:family="paragraph" style:parent-style-name="Text_20_body">
      <style:text-properties officeooo:rsid="00542212" officeooo:paragraph-rsid="00542212"/>
    </style:style>
    <style:style style:name="P51" style:family="paragraph" style:parent-style-name="Text_20_body">
      <style:text-properties officeooo:rsid="00569bfd" officeooo:paragraph-rsid="00569bfd"/>
    </style:style>
    <style:style style:name="P52" style:family="paragraph" style:parent-style-name="Text_20_body">
      <style:text-properties officeooo:paragraph-rsid="005a05da"/>
    </style:style>
    <style:style style:name="P53" style:family="paragraph" style:parent-style-name="Text_20_body">
      <style:text-properties officeooo:rsid="005eb5b5" officeooo:paragraph-rsid="005eb5b5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Text_20_body">
      <style:text-properties fo:font-weight="bold" officeooo:rsid="00606d35" officeooo:paragraph-rsid="00606d35" style:font-weight-asian="bold" style:font-weight-complex="bold"/>
    </style:style>
    <style:style style:name="P56" style:family="paragraph" style:parent-style-name="Text_20_body">
      <style:text-properties fo:font-weight="bold" officeooo:rsid="005eb5b5" officeooo:paragraph-rsid="005eb5b5" style:font-weight-asian="bold" style:font-weight-complex="bold"/>
    </style:style>
    <style:style style:name="P57" style:family="paragraph" style:parent-style-name="Text_20_body">
      <style:text-properties fo:font-weight="bold" officeooo:rsid="007e7427" officeooo:paragraph-rsid="007e7427" style:font-weight-asian="bold" style:font-weight-complex="bold"/>
    </style:style>
    <style:style style:name="P58" style:family="paragraph" style:parent-style-name="Text_20_body">
      <style:text-properties fo:font-weight="bold" officeooo:rsid="00807075" officeooo:paragraph-rsid="00807075" style:font-weight-asian="bold" style:font-weight-complex="bold"/>
    </style:style>
    <style:style style:name="P59" style:family="paragraph" style:parent-style-name="Text_20_body">
      <style:paragraph-properties fo:text-align="center" style:justify-single-word="false"/>
      <style:text-properties fo:color="#ff3333" officeooo:rsid="00569bfd" officeooo:paragraph-rsid="00608b70"/>
    </style:style>
    <style:style style:name="P60" style:family="paragraph" style:parent-style-name="Text_20_body">
      <style:paragraph-properties fo:text-align="center" style:justify-single-word="false"/>
      <style:text-properties fo:color="#ff3333" officeooo:rsid="00569bfd" officeooo:paragraph-rsid="0087f5a7"/>
    </style:style>
    <style:style style:name="P61" style:family="paragraph" style:parent-style-name="Text_20_body">
      <style:text-properties officeooo:rsid="006109d8" officeooo:paragraph-rsid="006109d8"/>
    </style:style>
    <style:style style:name="P62" style:family="paragraph" style:parent-style-name="Text_20_body">
      <style:text-properties officeooo:rsid="006109d8" officeooo:paragraph-rsid="0062fcc2"/>
    </style:style>
    <style:style style:name="P63" style:family="paragraph" style:parent-style-name="Text_20_body">
      <style:text-properties fo:color="#000000" officeooo:rsid="0062fcc2" officeooo:paragraph-rsid="0062fcc2"/>
    </style:style>
    <style:style style:name="P64" style:family="paragraph" style:parent-style-name="Text_20_body">
      <style:paragraph-properties fo:text-align="center" style:justify-single-word="false"/>
      <style:text-properties fo:color="#000000" officeooo:rsid="0064d935" officeooo:paragraph-rsid="0064d935"/>
    </style:style>
    <style:style style:name="P65" style:family="paragraph" style:parent-style-name="Text_20_body">
      <style:paragraph-properties fo:text-align="center" style:justify-single-word="false"/>
      <style:text-properties fo:color="#000000" officeooo:rsid="0064d935" officeooo:paragraph-rsid="0087f5a7"/>
    </style:style>
    <style:style style:name="P66" style:family="paragraph" style:parent-style-name="Text_20_body">
      <style:text-properties fo:color="#000000" officeooo:rsid="00351f7a" officeooo:paragraph-rsid="006bd78f"/>
    </style:style>
    <style:style style:name="P67" style:family="paragraph" style:parent-style-name="Text_20_body">
      <style:text-properties fo:color="#000000" officeooo:rsid="00351f7a" officeooo:paragraph-rsid="006d64a2"/>
    </style:style>
    <style:style style:name="P68" style:family="paragraph" style:parent-style-name="Text_20_body">
      <style:text-properties fo:color="#000000" officeooo:rsid="00351f7a" officeooo:paragraph-rsid="006dbc85"/>
    </style:style>
    <style:style style:name="P69" style:family="paragraph" style:parent-style-name="Text_20_body">
      <style:text-properties fo:color="#000000" officeooo:rsid="00351f7a" officeooo:paragraph-rsid="00854d96"/>
    </style:style>
    <style:style style:name="P70" style:family="paragraph" style:parent-style-name="Text_20_body">
      <style:text-properties fo:color="#000000" officeooo:rsid="00351f7a" officeooo:paragraph-rsid="008add54"/>
    </style:style>
    <style:style style:name="P71" style:family="paragraph" style:parent-style-name="Text_20_body">
      <style:text-properties fo:color="#000000" officeooo:rsid="008add54" officeooo:paragraph-rsid="008add54"/>
    </style:style>
    <style:style style:name="P72" style:family="paragraph" style:parent-style-name="Text_20_body">
      <style:text-properties officeooo:rsid="006559df" officeooo:paragraph-rsid="006559df"/>
    </style:style>
    <style:style style:name="P73" style:family="paragraph" style:parent-style-name="Text_20_body">
      <style:text-properties officeooo:rsid="0067c0b3" officeooo:paragraph-rsid="0067c0b3"/>
    </style:style>
    <style:style style:name="P74" style:family="paragraph" style:parent-style-name="Text_20_body">
      <style:text-properties officeooo:rsid="00681a33" officeooo:paragraph-rsid="00681a33"/>
    </style:style>
    <style:style style:name="P75" style:family="paragraph" style:parent-style-name="Text_20_body">
      <style:text-properties officeooo:rsid="0069e4e4" officeooo:paragraph-rsid="0069e4e4"/>
    </style:style>
    <style:style style:name="P76" style:family="paragraph" style:parent-style-name="Text_20_body">
      <style:text-properties officeooo:rsid="006dbc85" officeooo:paragraph-rsid="006dbc85"/>
    </style:style>
    <style:style style:name="P77" style:family="paragraph" style:parent-style-name="Text_20_body">
      <style:text-properties officeooo:rsid="006e9d40" officeooo:paragraph-rsid="006e9d40"/>
    </style:style>
    <style:style style:name="P78" style:family="paragraph" style:parent-style-name="Text_20_body">
      <style:text-properties officeooo:rsid="00708f07" officeooo:paragraph-rsid="00708f07"/>
    </style:style>
    <style:style style:name="P79" style:family="paragraph" style:parent-style-name="Text_20_body">
      <style:text-properties officeooo:rsid="007573c5" officeooo:paragraph-rsid="007573c5"/>
    </style:style>
    <style:style style:name="P80" style:family="paragraph" style:parent-style-name="Text_20_body">
      <style:text-properties officeooo:rsid="0079638d" officeooo:paragraph-rsid="007573c5"/>
    </style:style>
    <style:style style:name="P81" style:family="paragraph" style:parent-style-name="Text_20_body">
      <style:text-properties officeooo:rsid="0079638d" officeooo:paragraph-rsid="0079638d"/>
    </style:style>
    <style:style style:name="P82" style:family="paragraph" style:parent-style-name="Text_20_body">
      <style:text-properties officeooo:rsid="007c233b" officeooo:paragraph-rsid="007c233b"/>
    </style:style>
    <style:style style:name="P83" style:family="paragraph" style:parent-style-name="Text_20_body">
      <style:text-properties officeooo:rsid="00871432" officeooo:paragraph-rsid="00871432"/>
    </style:style>
    <style:style style:name="P84" style:family="paragraph" style:parent-style-name="Text_20_body">
      <style:text-properties officeooo:rsid="0087f5a7" officeooo:paragraph-rsid="0087f5a7"/>
    </style:style>
    <style:style style:name="P85" style:family="paragraph" style:parent-style-name="Heading_20_1">
      <style:text-properties fo:language="ru" fo:country="RU" officeooo:rsid="001dc145" officeooo:paragraph-rsid="001dc145"/>
    </style:style>
    <style:style style:name="P86" style:family="paragraph" style:parent-style-name="Heading_20_1">
      <style:text-properties officeooo:paragraph-rsid="00472d42"/>
    </style:style>
    <style:style style:name="P87" style:family="paragraph" style:parent-style-name="Heading_20_1">
      <style:text-properties officeooo:rsid="00351f7a" officeooo:paragraph-rsid="00542212"/>
    </style:style>
    <style:style style:name="P88" style:family="paragraph" style:parent-style-name="Heading_20_1">
      <style:text-properties officeooo:paragraph-rsid="00807075"/>
    </style:style>
    <style:style style:name="P89" style:family="paragraph" style:parent-style-name="Table_20_Contents">
      <style:paragraph-properties fo:text-align="center" style:justify-single-word="false"/>
      <style:text-properties officeooo:rsid="0028adc8" officeooo:paragraph-rsid="0028adc8"/>
    </style:style>
    <style:style style:name="P90" style:family="paragraph" style:parent-style-name="Table_20_Contents">
      <style:paragraph-properties fo:text-align="center" style:justify-single-word="false"/>
      <style:text-properties officeooo:rsid="0028c67d" officeooo:paragraph-rsid="0028c67d"/>
    </style:style>
    <style:style style:name="P91" style:family="paragraph" style:parent-style-name="Table_20_Contents">
      <style:paragraph-properties fo:line-height="100%" fo:text-align="center" style:justify-single-word="false"/>
      <style:text-properties officeooo:rsid="0028c67d" officeooo:paragraph-rsid="0028c67d"/>
    </style:style>
    <style:style style:name="P92" style:family="paragraph" style:parent-style-name="Table_20_Contents">
      <style:paragraph-properties fo:text-align="center" style:justify-single-word="false"/>
      <style:text-properties officeooo:rsid="002c0c74" officeooo:paragraph-rsid="002c0c74"/>
    </style:style>
    <style:style style:name="P93" style:family="paragraph" style:parent-style-name="Table_20_Contents">
      <style:text-properties officeooo:rsid="0032b3b2" officeooo:paragraph-rsid="0032b3b2"/>
    </style:style>
    <style:style style:name="P94" style:family="paragraph" style:parent-style-name="Table_20_Contents">
      <style:paragraph-properties fo:text-align="center" style:justify-single-word="false"/>
      <style:text-properties officeooo:rsid="0032b3b2" officeooo:paragraph-rsid="0032b3b2"/>
    </style:style>
    <style:style style:name="P95" style:family="paragraph" style:parent-style-name="Table_20_Contents">
      <style:paragraph-properties fo:text-align="center" style:justify-single-word="false"/>
      <style:text-properties officeooo:rsid="0032b3b2" officeooo:paragraph-rsid="00472d42"/>
    </style:style>
    <style:style style:name="P96" style:family="paragraph" style:parent-style-name="Table_20_Contents">
      <style:paragraph-properties fo:text-align="center" style:justify-single-word="false"/>
      <style:text-properties officeooo:rsid="0032b3b2" officeooo:paragraph-rsid="005c7e4f"/>
    </style:style>
    <style:style style:name="P97" style:family="paragraph" style:parent-style-name="Table_20_Contents">
      <style:paragraph-properties fo:text-align="center" style:justify-single-word="false"/>
      <style:text-properties officeooo:rsid="0032b3b2" officeooo:paragraph-rsid="006d64a2"/>
    </style:style>
    <style:style style:name="P98" style:family="paragraph" style:parent-style-name="Table_20_Contents">
      <style:text-properties officeooo:rsid="0032b3b2" officeooo:paragraph-rsid="00472d42"/>
    </style:style>
    <style:style style:name="P99" style:family="paragraph" style:parent-style-name="Table_20_Contents">
      <style:text-properties officeooo:rsid="0032b3b2" officeooo:paragraph-rsid="005c7e4f"/>
    </style:style>
    <style:style style:name="P100" style:family="paragraph" style:parent-style-name="Table_20_Contents">
      <style:text-properties officeooo:rsid="0032b3b2" officeooo:paragraph-rsid="006d64a2"/>
    </style:style>
    <style:style style:name="P101" style:family="paragraph" style:parent-style-name="Table_20_Contents">
      <style:paragraph-properties fo:text-align="center" style:justify-single-word="false"/>
      <style:text-properties officeooo:rsid="003c4c89" officeooo:paragraph-rsid="003c4c89"/>
    </style:style>
    <style:style style:name="P102" style:family="paragraph" style:parent-style-name="Table_20_Contents">
      <style:paragraph-properties fo:text-align="start" style:justify-single-word="false"/>
      <style:text-properties officeooo:rsid="003c4c89" officeooo:paragraph-rsid="003c4c89"/>
    </style:style>
    <style:style style:name="P103" style:family="paragraph" style:parent-style-name="Table_20_Contents">
      <style:paragraph-properties fo:text-align="center" style:justify-single-word="false"/>
      <style:text-properties officeooo:rsid="00472d42" officeooo:paragraph-rsid="00472d42"/>
    </style:style>
    <style:style style:name="P104" style:family="paragraph" style:parent-style-name="Table_20_Contents">
      <style:paragraph-properties fo:text-align="center" style:justify-single-word="false"/>
      <style:text-properties officeooo:rsid="00472d42" officeooo:paragraph-rsid="006d64a2"/>
    </style:style>
    <style:style style:name="P105" style:family="paragraph" style:parent-style-name="Table_20_Contents">
      <style:text-properties officeooo:rsid="00472d42" officeooo:paragraph-rsid="00472d42"/>
    </style:style>
    <style:style style:name="P106" style:family="paragraph" style:parent-style-name="Table_20_Contents">
      <style:paragraph-properties fo:text-align="center" style:justify-single-word="false"/>
      <style:text-properties officeooo:rsid="00490974" officeooo:paragraph-rsid="00490974"/>
    </style:style>
    <style:style style:name="P107" style:family="paragraph" style:parent-style-name="Table_20_Contents">
      <style:paragraph-properties fo:text-align="center" style:justify-single-word="false"/>
      <style:text-properties officeooo:rsid="00490974" officeooo:paragraph-rsid="005c7e4f"/>
    </style:style>
    <style:style style:name="P108" style:family="paragraph" style:parent-style-name="Table_20_Contents">
      <style:paragraph-properties fo:text-align="center" style:justify-single-word="false"/>
      <style:text-properties officeooo:rsid="00490974" officeooo:paragraph-rsid="006d64a2"/>
    </style:style>
    <style:style style:name="P109" style:family="paragraph" style:parent-style-name="Table_20_Contents">
      <style:paragraph-properties fo:text-align="center" style:justify-single-word="false"/>
      <style:text-properties fo:color="#ff3333" officeooo:rsid="005eb5b5" officeooo:paragraph-rsid="005eb5b5"/>
    </style:style>
    <style:style style:name="P110" style:family="paragraph" style:parent-style-name="Table_20_Contents">
      <style:paragraph-properties fo:text-align="center" style:justify-single-word="false"/>
      <style:text-properties fo:color="#ff3333" officeooo:rsid="00708f07" officeooo:paragraph-rsid="00708f07"/>
    </style:style>
    <style:style style:name="P111" style:family="paragraph" style:parent-style-name="Table_20_Contents">
      <style:paragraph-properties fo:text-align="center" style:justify-single-word="false"/>
      <style:text-properties fo:color="#3333ff" officeooo:rsid="005eb5b5" officeooo:paragraph-rsid="005eb5b5"/>
    </style:style>
    <style:style style:name="P112" style:family="paragraph" style:parent-style-name="Table_20_Contents">
      <style:paragraph-properties fo:text-align="center" style:justify-single-word="false"/>
      <style:text-properties fo:color="#3333ff" officeooo:rsid="00608b70" officeooo:paragraph-rsid="00608b70"/>
    </style:style>
    <style:style style:name="P113" style:family="paragraph" style:parent-style-name="Table_20_Contents">
      <style:paragraph-properties fo:text-align="center" style:justify-single-word="false"/>
      <style:text-properties fo:color="#3333ff" officeooo:rsid="00708f07" officeooo:paragraph-rsid="00708f07"/>
    </style:style>
    <style:style style:name="P114" style:family="paragraph" style:parent-style-name="Table_20_Contents">
      <style:paragraph-properties fo:text-align="center" style:justify-single-word="false"/>
      <style:text-properties fo:color="#3333ff" officeooo:rsid="0087f5a7" officeooo:paragraph-rsid="0087f5a7"/>
    </style:style>
    <style:style style:name="P115" style:family="paragraph" style:parent-style-name="Table_20_Contents">
      <style:paragraph-properties fo:text-align="center" style:justify-single-word="false"/>
      <style:text-properties fo:color="#009900" officeooo:rsid="00608b70" officeooo:paragraph-rsid="00608b70"/>
    </style:style>
    <style:style style:name="P116" style:family="paragraph" style:parent-style-name="Table_20_Contents">
      <style:text-properties officeooo:rsid="006d64a2" officeooo:paragraph-rsid="006d64a2"/>
    </style:style>
    <style:style style:name="P117" style:family="paragraph" style:parent-style-name="Table_20_Contents">
      <style:paragraph-properties fo:text-align="center" style:justify-single-word="false"/>
      <style:text-properties officeooo:rsid="00728bfd" officeooo:paragraph-rsid="00728bfd"/>
    </style:style>
    <style:style style:name="P118" style:family="paragraph" style:parent-style-name="Table_20_Contents">
      <style:paragraph-properties fo:text-align="start" style:justify-single-word="false"/>
      <style:text-properties officeooo:rsid="00728bfd" officeooo:paragraph-rsid="00728bfd"/>
    </style:style>
    <style:style style:name="P119" style:family="paragraph" style:parent-style-name="Table_20_Contents">
      <style:paragraph-properties fo:text-align="center" style:justify-single-word="false"/>
      <style:text-properties officeooo:rsid="0076d3fd" officeooo:paragraph-rsid="0076d3fd"/>
    </style:style>
    <style:style style:name="P120" style:family="paragraph" style:parent-style-name="Table_20_Contents">
      <style:paragraph-properties fo:text-align="center" style:justify-single-word="false"/>
      <style:text-properties officeooo:rsid="0076d3fd" officeooo:paragraph-rsid="00807075"/>
    </style:style>
    <style:style style:name="P121" style:family="paragraph" style:parent-style-name="Table_20_Contents">
      <style:paragraph-properties fo:text-align="center" style:justify-single-word="false"/>
      <style:text-properties officeooo:rsid="00787aa3" officeooo:paragraph-rsid="00787aa3"/>
    </style:style>
    <style:style style:name="P122" style:family="paragraph" style:parent-style-name="Table_20_Contents">
      <style:paragraph-properties fo:text-align="center" style:justify-single-word="false"/>
      <style:text-properties officeooo:rsid="00787aa3" officeooo:paragraph-rsid="00807075"/>
    </style:style>
    <style:style style:name="P123" style:family="paragraph" style:parent-style-name="Table_20_Contents">
      <style:paragraph-properties fo:text-align="center" style:justify-single-word="false"/>
      <style:text-properties officeooo:rsid="0079638d" officeooo:paragraph-rsid="0079638d"/>
    </style:style>
    <style:style style:name="T1" style:family="text">
      <style:text-properties fo:language="en" fo:country="US" officeooo:rsid="0017d243"/>
    </style:style>
    <style:style style:name="T2" style:family="text">
      <style:text-properties fo:language="en" fo:country="US" officeooo:rsid="0050d200"/>
    </style:style>
    <style:style style:name="T3" style:family="text">
      <style:text-properties fo:language="en" fo:country="US" officeooo:rsid="0054221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73de4"/>
    </style:style>
    <style:style style:name="T6" style:family="text">
      <style:text-properties fo:language="ru" fo:country="RU" officeooo:rsid="001599db"/>
    </style:style>
    <style:style style:name="T7" style:family="text">
      <style:text-properties fo:language="ru" fo:country="RU" officeooo:rsid="001aff44"/>
    </style:style>
    <style:style style:name="T8" style:family="text">
      <style:text-properties fo:language="ru" fo:country="RU" officeooo:rsid="001b6f88"/>
    </style:style>
    <style:style style:name="T9" style:family="text">
      <style:text-properties fo:language="ru" fo:country="RU" officeooo:rsid="001da310"/>
    </style:style>
    <style:style style:name="T10" style:family="text">
      <style:text-properties fo:language="ru" fo:country="RU" officeooo:rsid="001dc145"/>
    </style:style>
    <style:style style:name="T11" style:family="text">
      <style:text-properties fo:language="ru" fo:country="RU" officeooo:rsid="00351f7a"/>
    </style:style>
    <style:style style:name="T12" style:family="text">
      <style:text-properties fo:language="ru" fo:country="RU" officeooo:rsid="004403b1"/>
    </style:style>
    <style:style style:name="T13" style:family="text">
      <style:text-properties fo:language="ru" fo:country="RU" officeooo:rsid="00457673"/>
    </style:style>
    <style:style style:name="T14" style:family="text">
      <style:text-properties fo:language="ru" fo:country="RU" officeooo:rsid="0017d243"/>
    </style:style>
    <style:style style:name="T15" style:family="text">
      <style:text-properties fo:language="ru" fo:country="RU" officeooo:rsid="00542212"/>
    </style:style>
    <style:style style:name="T16" style:family="text">
      <style:text-properties fo:language="ru" fo:country="RU" officeooo:rsid="0055cc39"/>
    </style:style>
    <style:style style:name="T17" style:family="text">
      <style:text-properties fo:language="ru" fo:country="RU" officeooo:rsid="00577c3d"/>
    </style:style>
    <style:style style:name="T18" style:family="text">
      <style:text-properties fo:language="ru" fo:country="RU" officeooo:rsid="00582cac"/>
    </style:style>
    <style:style style:name="T19" style:family="text">
      <style:text-properties fo:language="ru" fo:country="RU" officeooo:rsid="00606d35"/>
    </style:style>
    <style:style style:name="T20" style:family="text">
      <style:text-properties fo:language="ru" fo:country="RU" officeooo:rsid="00608b70"/>
    </style:style>
    <style:style style:name="T21" style:family="text">
      <style:text-properties fo:language="ru" fo:country="RU" officeooo:rsid="006109d8"/>
    </style:style>
    <style:style style:name="T22" style:family="text">
      <style:text-properties fo:language="ru" fo:country="RU" officeooo:rsid="006a20b7"/>
    </style:style>
    <style:style style:name="T23" style:family="text">
      <style:text-properties fo:language="ru" fo:country="RU" fo:font-weight="bold" officeooo:rsid="006a20b7" style:font-weight-asian="bold" style:font-weight-complex="bold"/>
    </style:style>
    <style:style style:name="T24" style:family="text">
      <style:text-properties fo:language="ru" fo:country="RU" officeooo:rsid="005e0921"/>
    </style:style>
    <style:style style:name="T25" style:family="text">
      <style:text-properties fo:language="ru" fo:country="RU" officeooo:rsid="0036aca3"/>
    </style:style>
    <style:style style:name="T26" style:family="text">
      <style:text-properties fo:language="ru" fo:country="RU" officeooo:rsid="006bd78f"/>
    </style:style>
    <style:style style:name="T27" style:family="text">
      <style:text-properties fo:language="ru" fo:country="RU" officeooo:rsid="006dbc85"/>
    </style:style>
    <style:style style:name="T28" style:family="text">
      <style:text-properties fo:language="ru" fo:country="RU" officeooo:rsid="00854d96"/>
    </style:style>
    <style:style style:name="T29" style:family="text">
      <style:text-properties fo:language="ru" fo:country="RU" officeooo:rsid="0087f5a7"/>
    </style:style>
    <style:style style:name="T30" style:family="text">
      <style:text-properties officeooo:rsid="0018698c"/>
    </style:style>
    <style:style style:name="T31" style:family="text">
      <style:text-properties officeooo:rsid="002b832e"/>
    </style:style>
    <style:style style:name="T32" style:family="text">
      <style:text-properties officeooo:rsid="002c0c74"/>
    </style:style>
    <style:style style:name="T33" style:family="text">
      <style:text-properties officeooo:rsid="002fab99"/>
    </style:style>
    <style:style style:name="T34" style:family="text">
      <style:text-properties officeooo:rsid="0034e823"/>
    </style:style>
    <style:style style:name="T35" style:family="text">
      <style:text-properties officeooo:rsid="00351f7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6aca3"/>
    </style:style>
    <style:style style:name="T38" style:family="text">
      <style:text-properties officeooo:rsid="003e4157"/>
    </style:style>
    <style:style style:name="T39" style:family="text">
      <style:text-properties officeooo:rsid="004027fb"/>
    </style:style>
    <style:style style:name="T40" style:family="text">
      <style:text-properties officeooo:rsid="004274e5"/>
    </style:style>
    <style:style style:name="T41" style:family="text">
      <style:text-properties officeooo:rsid="0049cd61"/>
    </style:style>
    <style:style style:name="T42" style:family="text">
      <style:text-properties officeooo:rsid="004bc342"/>
    </style:style>
    <style:style style:name="T43" style:family="text">
      <style:text-properties officeooo:rsid="004f4a44"/>
    </style:style>
    <style:style style:name="T44" style:family="text">
      <style:text-properties officeooo:rsid="0050d200"/>
    </style:style>
    <style:style style:name="T45" style:family="text">
      <style:text-properties officeooo:rsid="0050f369"/>
    </style:style>
    <style:style style:name="T46" style:family="text">
      <style:text-properties officeooo:rsid="0052a25a"/>
    </style:style>
    <style:style style:name="T47" style:family="text">
      <style:text-properties officeooo:rsid="005a05da"/>
    </style:style>
    <style:style style:name="T48" style:family="text">
      <style:text-properties officeooo:rsid="005b15d4"/>
    </style:style>
    <style:style style:name="T49" style:family="text">
      <style:text-properties officeooo:rsid="005e0921"/>
    </style:style>
    <style:style style:name="T50" style:family="text">
      <style:text-properties fo:color="#ff3333"/>
    </style:style>
    <style:style style:name="T51" style:family="text">
      <style:text-properties fo:color="#ff3333" officeooo:rsid="00351f7a"/>
    </style:style>
    <style:style style:name="T52" style:family="text">
      <style:text-properties fo:color="#ff3333" fo:language="ru" fo:country="RU"/>
    </style:style>
    <style:style style:name="T53" style:family="text">
      <style:text-properties fo:color="#ff3333" fo:language="ru" fo:country="RU" officeooo:rsid="00351f7a"/>
    </style:style>
    <style:style style:name="T54" style:family="text">
      <style:text-properties fo:color="#ff3333" fo:language="ru" fo:country="RU" officeooo:rsid="0062fcc2"/>
    </style:style>
    <style:style style:name="T55" style:family="text">
      <style:text-properties fo:color="#ff3333" fo:language="ru" fo:country="RU" officeooo:rsid="0069e4e4"/>
    </style:style>
    <style:style style:name="T56" style:family="text">
      <style:text-properties fo:color="#ff3333" fo:language="ru" fo:country="RU" officeooo:rsid="006a20b7"/>
    </style:style>
    <style:style style:name="T57" style:family="text">
      <style:text-properties fo:color="#ff3333" fo:language="ru" fo:country="RU" officeooo:rsid="008add54"/>
    </style:style>
    <style:style style:name="T58" style:family="text">
      <style:text-properties fo:color="#ff3333" officeooo:rsid="0062fcc2"/>
    </style:style>
    <style:style style:name="T59" style:family="text">
      <style:text-properties fo:color="#3333ff"/>
    </style:style>
    <style:style style:name="T60" style:family="text">
      <style:text-properties fo:color="#3333ff" officeooo:rsid="00351f7a"/>
    </style:style>
    <style:style style:name="T61" style:family="text">
      <style:text-properties fo:color="#3333ff" officeooo:rsid="006109d8"/>
    </style:style>
    <style:style style:name="T62" style:family="text">
      <style:text-properties fo:color="#3333ff" fo:language="ru" fo:country="RU"/>
    </style:style>
    <style:style style:name="T63" style:family="text">
      <style:text-properties fo:color="#3333ff" fo:language="ru" fo:country="RU" officeooo:rsid="00351f7a"/>
    </style:style>
    <style:style style:name="T64" style:family="text">
      <style:text-properties fo:color="#3333ff" fo:language="ru" fo:country="RU" officeooo:rsid="006109d8"/>
    </style:style>
    <style:style style:name="T65" style:family="text">
      <style:text-properties fo:color="#3333ff" fo:language="ru" fo:country="RU" officeooo:rsid="008add54"/>
    </style:style>
    <style:style style:name="T66" style:family="text">
      <style:text-properties fo:color="#3333ff" officeooo:rsid="0062fcc2"/>
    </style:style>
    <style:style style:name="T67" style:family="text">
      <style:text-properties fo:color="#009900" officeooo:rsid="00608b70"/>
    </style:style>
    <style:style style:name="T68" style:family="text">
      <style:text-properties fo:color="#009900" fo:language="ru" fo:country="RU"/>
    </style:style>
    <style:style style:name="T69" style:family="text">
      <style:text-properties fo:color="#009900" fo:language="ru" fo:country="RU" officeooo:rsid="00608b70"/>
    </style:style>
    <style:style style:name="T70" style:family="text">
      <style:text-properties fo:color="#009900" officeooo:rsid="0062fcc2"/>
    </style:style>
    <style:style style:name="T71" style:family="text">
      <style:text-properties fo:color="#000000"/>
    </style:style>
    <style:style style:name="T72" style:family="text">
      <style:text-properties fo:color="#000000" officeooo:rsid="00608b70"/>
    </style:style>
    <style:style style:name="T73" style:family="text">
      <style:text-properties officeooo:rsid="0069e4e4"/>
    </style:style>
    <style:style style:name="T74" style:family="text">
      <style:text-properties officeooo:rsid="006d64a2"/>
    </style:style>
    <style:style style:name="T75" style:family="text">
      <style:text-properties officeooo:rsid="006dbc85"/>
    </style:style>
    <style:style style:name="T76" style:family="text">
      <style:text-properties officeooo:rsid="00708f07"/>
    </style:style>
    <style:style style:name="T77" style:family="text">
      <style:text-properties officeooo:rsid="0073ca1e"/>
    </style:style>
    <style:style style:name="T78" style:family="text">
      <style:text-properties officeooo:rsid="007c233b"/>
    </style:style>
    <style:style style:name="T79" style:family="text">
      <style:text-properties officeooo:rsid="007e7427"/>
    </style:style>
    <style:style style:name="T80" style:family="text">
      <style:text-properties officeooo:rsid="00854d96"/>
    </style:style>
    <style:style style:name="T81" style:family="text">
      <style:text-properties officeooo:rsid="008add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отокол </text:p>
      <text:p text:style-name="Title"><text:span text:style-name="T30">Bombardo</text:span> Game Protocol</text:p>
      <text:p text:style-name="P1"/>
      <text:p text:style-name="P2"/>
      <text:h text:style-name="P85" text:outline-level="1">Описание</text:h>
      <text:p text:style-name="P3"><text:span text:style-name="T4">Удалённый вызов команд </text:span><text:span text:style-name="T7">сервера</text:span><text:span text:style-name="T4">, передача файлов. </text:span><text:span text:style-name="T8">Работает поверх UDP, для максимально быстрой передачи, минимального количества байт. </text:span><text:span text:style-name="T9">В протоколе существует два типа кадров: с подтверждением и потоковый кадр. </text:span><text:span text:style-name="T10">Первый тип используется для передачи команд, где необходимо точно знать, получил ли сервер команду. Второй — для что бы передавать поток данных, например, позицию игрока.</text:span></text:p>
      <text:p text:style-name="P7"/>
      <text:h text:style-name="Heading_20_1" text:outline-level="1">Заголовок кадра</text:h>
      <text:p text:style-name="P8">Каждый кадр начинается с двух байт:</text:p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1">Контрольный байт</text:p>
          </table:table-cell>
          <table:table-cell table:style-name="Table1.A1" office:value-type="string">
            <text:p text:style-name="P6">Идентификатор пакета</text:p>
          </table:table-cell>
          <table:table-cell table:style-name="Table1.C1" office:value-type="string">
            <text:p text:style-name="P89">Кадр</text:p>
          </table:table-cell>
        </table:table-row>
      </table:table>
      <text:p text:style-name="P8"/>
      <text:p text:style-name="P9">Контрольный байт содержат признаки: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1">Бит</text:p>
          </table:table-cell>
          <table:table-cell table:style-name="Table6.A1" office:value-type="string">
            <text:p text:style-name="P101">Установлен</text:p>
          </table:table-cell>
          <table:table-cell table:style-name="Table6.C1" office:value-type="string">
            <text:p text:style-name="P101">Не установлен</text:p>
          </table:table-cell>
        </table:table-row>
        <table:table-row>
          <table:table-cell table:style-name="Table6.A2" office:value-type="string">
            <text:p text:style-name="P101">0</text:p>
          </table:table-cell>
          <table:table-cell table:style-name="Table6.A2" office:value-type="string">
            <text:p text:style-name="P102">Запрос</text:p>
          </table:table-cell>
          <table:table-cell table:style-name="Table6.C2" office:value-type="string">
            <text:p text:style-name="P102">Ответ</text:p>
          </table:table-cell>
        </table:table-row>
        <table:table-row>
          <table:table-cell table:style-name="Table6.A2" office:value-type="string">
            <text:p text:style-name="P101">1</text:p>
          </table:table-cell>
          <table:table-cell table:style-name="Table6.A2" office:value-type="string">
            <text:p text:style-name="P102">Кадр с ожиданием ответа</text:p>
          </table:table-cell>
          <table:table-cell table:style-name="Table6.C2" office:value-type="string">
            <text:p text:style-name="P102">Потоковый кадр</text:p>
          </table:table-cell>
        </table:table-row>
        <table:table-row>
          <table:table-cell table:style-name="Table6.A2" office:value-type="string">
            <text:p text:style-name="P101">2</text:p>
          </table:table-cell>
          <table:table-cell table:style-name="Table6.A2" office:value-type="string">
            <text:p text:style-name="P102">Ответ с ошибкой</text:p>
          </table:table-cell>
          <table:table-cell table:style-name="Table6.C2" office:value-type="string">
            <text:p text:style-name="P102">Нормальный ответ</text:p>
          </table:table-cell>
        </table:table-row>
        <table:table-row>
          <table:table-cell table:style-name="Table6.A2" office:value-type="string">
            <text:p text:style-name="P117">3</text:p>
          </table:table-cell>
          <table:table-cell table:style-name="Table6.A2" office:value-type="string">
            <text:p text:style-name="P118">Большой <text:span text:style-name="T77">кадр</text:span></text:p>
          </table:table-cell>
          <table:table-cell table:style-name="Table6.C2" office:value-type="string">
            <text:p text:style-name="P118">Обычный кадр</text:p>
          </table:table-cell>
        </table:table-row>
      </table:table>
      <text:p text:style-name="P9"/>
      <text:p text:style-name="P8"/>
      <text:h text:style-name="Heading_20_1" text:outline-level="1">Кадр с ожиданием ответа</text:h>
      <text:p text:style-name="P54">Запрос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5">Код канала</text:p>
          </table:table-cell>
          <table:table-cell table:style-name="Table2.A1" office:value-type="string">
            <text:p text:style-name="P5">Номер пакета</text:p>
          </table:table-cell>
          <table:table-cell table:style-name="Table2.C1" office:value-type="string">
            <text:p text:style-name="P91"><text:span text:style-name="T32">[</text:span>Прикладные данные<text:span text:style-name="T32">]</text:span></text:p>
          </table:table-cell>
        </table:table-row>
      </table:table>
      <text:p text:style-name="P4"/>
      <text:p text:style-name="P54">Ответ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2">Код канала</text:p>
          </table:table-cell>
          <table:table-cell table:style-name="Table4.A1" office:value-type="string">
            <text:p text:style-name="P92">Номер пакета</text:p>
          </table:table-cell>
          <table:table-cell table:style-name="Table4.A1" office:value-type="string">
            <text:p text:style-name="P92"><text:span text:style-name="T39">[</text:span>Код <text:span text:style-name="T39">ошибки]</text:span></text:p>
          </table:table-cell>
          <table:table-cell table:style-name="Table4.D1" office:value-type="string">
            <text:p text:style-name="P92">[Прикладные данные]</text:p>
          </table:table-cell>
        </table:table-row>
      </table:table>
      <text:p text:style-name="P13"/>
      <text:p text:style-name="P13">Код канала позволяет обеспечить «паралельность» отправки клиентом пакетов. Для каждого канала используется свой счётчик номера пакетов. Таким образом пакеты на клиенте не <text:soft-page-break/>встают в общую очередь, а разделяются по очередям каналов. <text:span text:style-name="T78">Номер пакета не должен быть меньше предыдущего (кроме 0xFF), в этом случае пакет дожен быть проигнорирован.</text:span></text:p>
      <text:p text:style-name="P39">Код ошибки отсутствует, если выставлен признак нормального пакета в контрольном байте.</text:p>
      <text:p text:style-name="P16">Прикладные данные могут отсутствовать, <text:span text:style-name="T33">если нужен только факт наличия пакета. Или в ответном пакете код ошибки. </text:span></text:p>
      <text:h text:style-name="Heading_20_1" text:outline-level="1"><text:span text:style-name="T5">К</text:span><text:span text:style-name="T6">адр </text:span><text:span text:style-name="T5">передачи потока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0">Прикладные данные</text:p>
          </table:table-cell>
        </table:table-row>
      </table:table>
      <text:p text:style-name="P14"/>
      <text:h text:style-name="Heading_20_1" text:outline-level="1">Большой кадр</text:h>
      <text:p text:style-name="P79">Предназначен для передачи больших данных. Для данного кадра в контрольном байте должны быть установлены биты 1, 3</text:p>
      <text:p text:style-name="P81">Используется только для ответов без ошибки, с полезными данными.</text:p>
      <text:p text:style-name="P57">Ответ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P119">Код канала</text:p>
            <text:p text:style-name="P121">(UInt8)</text:p>
          </table:table-cell>
          <table:table-cell table:style-name="Table13.A1" office:value-type="string">
            <text:p text:style-name="P119">Номер пакета</text:p>
            <text:p text:style-name="P121">UInt8</text:p>
          </table:table-cell>
          <table:table-cell table:style-name="Table13.A1" office:value-type="string">
            <text:p text:style-name="P119">Номер части</text:p>
            <text:p text:style-name="P121">(UInt32)</text:p>
          </table:table-cell>
          <table:table-cell table:style-name="Table13.A1" office:value-type="string">
            <text:p text:style-name="P119">Всего частей</text:p>
            <text:p text:style-name="P121">(UInt32)</text:p>
          </table:table-cell>
          <table:table-cell table:style-name="Table13.E1" office:value-type="string">
            <text:p text:style-name="P123">Прикладные данные</text:p>
          </table:table-cell>
        </table:table-row>
      </table:table>
      <text:p text:style-name="P80"/>
      <text:p text:style-name="P82">После получения запроса, сервер выдаёт сразу все части большого кадра. Если какую либо часть клиент не получил, <text:span text:style-name="T79">он отправляет дозапрос. Для этого в контрольном байте должны быть установлены биты 0, 1, 3</text:span></text:p>
      <text:p text:style-name="P58">Дозапрос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20">Код канала</text:p>
            <text:p text:style-name="P122">(UInt8)</text:p>
          </table:table-cell>
          <table:table-cell table:style-name="Table14.A1" office:value-type="string">
            <text:p text:style-name="P120">Номер пакета</text:p>
            <text:p text:style-name="P122">UInt8</text:p>
          </table:table-cell>
          <table:table-cell table:style-name="Table14.C1" office:value-type="string">
            <text:p text:style-name="P120">Номер части</text:p>
            <text:p text:style-name="P122">(UInt32)</text:p>
          </table:table-cell>
        </table:table-row>
      </table:table>
      <text:h text:style-name="P88" text:outline-level="1"/>
      <text:h text:style-name="P88" text:outline-level="1">Пакеты</text:h>
      <text:h text:style-name="Heading_20_1" text:outline-level="1">Подключение к серверу <text:span text:style-name="T34">(0x01)</text:span></text:h>
      <text:p text:style-name="P46"><text:span text:style-name="T4">Пакет с ожиданием подтверждения.</text:span></text:p>
      <text:p text:style-name="P15">Отсылается клиентом если был получен идентификатор клиента. <text:span text:style-name="T31">Запрос и ответ не содержат прикладных данных. </text:span></text:p>
      <text:p text:style-name="P18">Пример:</text:p>
      <text:p text:style-name="P18"><text:span text:style-name="T36">Запрос:</text:span> 0<text:span text:style-name="T38">3</text:span>_01_<text:span text:style-name="T35">02_04</text:span></text:p>
      <text:p text:style-name="P26"><text:span text:style-name="T38">Контрольный байт</text:span>: 0x0<text:span text:style-name="T38">3 — запрос с ожиданием подтверждения</text:span></text:p>
      <text:p text:style-name="P26"><text:soft-page-break/>Идентификатор пакета: 0x01</text:p>
      <text:p text:style-name="P26">Код канала: 0x02</text:p>
      <text:p text:style-name="P26">Номер пакета: 0x04</text:p>
      <text:p text:style-name="P26"><text:span text:style-name="T36">Ответ:</text:span> 01_0<text:span text:style-name="T37">1</text:span>_<text:span text:style-name="T37">02_04</text:span></text:p>
      <text:p text:style-name="P28"><text:span text:style-name="T38">Контрольный байт</text:span>: 0x0<text:span text:style-name="T40">2 — ответ без ошибки</text:span></text:p>
      <text:p text:style-name="P27">Идентификатор пакета: 0x01</text:p>
      <text:p text:style-name="P27">Код канала: 0x02</text:p>
      <text:p text:style-name="P27">Номер пакета: 0x04</text:p>
      <text:p text:style-name="P15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94">Код <text:span text:style-name="T40">ошибки</text:span></text:p>
          </table:table-cell>
          <table:table-cell table:style-name="Table5.B1" office:value-type="string">
            <text:p text:style-name="P94">Описание</text:p>
          </table:table-cell>
        </table:table-row>
        <table:table-row>
          <table:table-cell table:style-name="Table5.A2" office:value-type="string">
            <text:p text:style-name="P94"><text:span text:style-name="T42">0x0</text:span>1</text:p>
          </table:table-cell>
          <table:table-cell table:style-name="Table5.B2" office:value-type="string">
            <text:p text:style-name="P93">Пользователь не существует</text:p>
          </table:table-cell>
        </table:table-row>
        <table:table-row>
          <table:table-cell table:style-name="Table5.A2" office:value-type="string">
            <text:p text:style-name="P106">0xFF</text:p>
          </table:table-cell>
          <table:table-cell table:style-name="Table5.B2" office:value-type="string">
            <text:p text:style-name="P93">Внутренняя ошибка</text:p>
          </table:table-cell>
        </table:table-row>
      </table:table>
      <text:p text:style-name="P17"/>
      <text:h text:style-name="Heading_20_1" text:outline-level="1"><text:span text:style-name="T4">Создание игрока </text:span><text:span text:style-name="T11">(0x02)</text:span></text:h>
      <text:p text:style-name="P46"><text:span text:style-name="T4">Пакет с ожиданием подтверждения.</text:span></text:p>
      <text:p text:style-name="P18"><text:span text:style-name="T4">Отсылается клиентом при первом старте игры, когда неизвестен </text:span><text:span text:style-name="T12">идентификатор игрока</text:span></text:p>
      <text:p text:style-name="P41"><text:span text:style-name="T12">В </text:span><text:span text:style-name="T4">запросе передаётся псевдоним игрока </text:span><text:span text:style-name="T13">в UTF-8 кодировке</text:span></text:p>
      <text:p text:style-name="P40"><text:span text:style-name="T4">В случае успешной обработки возвращается идентификатор игрока, который используется в запросе «Подключение к серверу (0x01)»</text:span></text:p>
      <text:p text:style-name="P56"><text:span text:style-name="T4">Псевдоним игрока:</text:span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09">Длина строки</text:p>
          </table:table-cell>
          <table:table-cell table:style-name="Table9.B1" office:value-type="string">
            <text:p text:style-name="P111">Строка</text:p>
          </table:table-cell>
        </table:table-row>
      </table:table>
      <text:p text:style-name="P53"><text:span text:style-name="T4"/></text:p>
      <text:p text:style-name="P19">Пример:</text:p>
      <text:p text:style-name="P19"><text:span text:style-name="T36">Запрос:</text:span> 0<text:span text:style-name="T38">3</text:span>_0<text:span text:style-name="T44">2</text:span>_<text:span text:style-name="T35">02_04_03_</text:span><text:span text:style-name="T51">08</text:span><text:span text:style-name="T35">_</text:span><text:span text:style-name="T60">42_6F_6D_62_61_72_64_6F</text:span></text:p>
      <text:p text:style-name="P29"><text:span text:style-name="T38">Контрольный байт</text:span>: 0x0<text:span text:style-name="T38">3 — запрос с ожиданием подтверждения</text:span></text:p>
      <text:p text:style-name="P29">Идентификатор пакета: 0x0<text:span text:style-name="T44">2</text:span></text:p>
      <text:p text:style-name="P29">Код канала: 0x02</text:p>
      <text:p text:style-name="P29">Номер пакета: 0x04</text:p>
      <text:p text:style-name="P42">Псевдоним игрока: <text:span text:style-name="T51">08</text:span><text:span text:style-name="T34">_</text:span><text:span text:style-name="T60">42_6F_6D_62_61_72_64_6F</text:span></text:p>
      <text:p text:style-name="P43"><text:span text:style-name="T51">08</text:span> — длина строки</text:p>
      <text:p text:style-name="P42"><text:span text:style-name="T60">42_6F_6D_62_61_72_64_6F</text:span><text:span text:style-name="T35"> - Bombardo</text:span></text:p>
      <text:p text:style-name="P29"><text:span text:style-name="T36">Ответ:</text:span> 0<text:span text:style-name="T47">2</text:span>_0<text:span text:style-name="T37">1</text:span>_<text:span text:style-name="T37">02_04</text:span></text:p>
      <text:p text:style-name="P29"><text:soft-page-break/><text:span text:style-name="T38">Контрольный байт</text:span>: 0x0<text:span text:style-name="T40">2 — ответ без ошибки</text:span></text:p>
      <text:p text:style-name="P29">Идентификатор пакета: 0x0<text:span text:style-name="T44">2</text:span></text:p>
      <text:p text:style-name="P29">Код канала: 0x02</text:p>
      <text:p text:style-name="P44"><text:span text:style-name="T11">Номер пакета: 0x04</text:span></text:p>
      <text:p text:style-name="P45"><text:span text:style-name="T11"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95">Код <text:span text:style-name="T40">ошибки</text:span></text:p>
          </table:table-cell>
          <table:table-cell table:style-name="Table7.B1" office:value-type="string">
            <text:p text:style-name="P95">Описание</text:p>
          </table:table-cell>
        </table:table-row>
        <table:table-row>
          <table:table-cell table:style-name="Table7.A2" office:value-type="string">
            <text:p text:style-name="P103"><text:span text:style-name="T41">0x0</text:span>3</text:p>
          </table:table-cell>
          <table:table-cell table:style-name="Table7.B2" office:value-type="string">
            <text:p text:style-name="P105">Неправильное название игрока</text:p>
          </table:table-cell>
        </table:table-row>
        <table:table-row>
          <table:table-cell table:style-name="Table7.A2" office:value-type="string">
            <text:p text:style-name="P106">0xFF</text:p>
          </table:table-cell>
          <table:table-cell table:style-name="Table7.B2" office:value-type="string">
            <text:p text:style-name="P98">Внутренняя ошибка</text:p>
          </table:table-cell>
        </table:table-row>
      </table:table>
      <text:h text:style-name="P86" text:outline-level="1"><text:span text:style-name="T14"/></text:h>
      <text:h text:style-name="P86" text:outline-level="1"><text:span text:style-name="T14">Проверка связи </text:span><text:span text:style-name="T1">(</text:span><text:span text:style-name="T2">0x03</text:span><text:span text:style-name="T1">)</text:span></text:h>
      <text:p text:style-name="Text_20_body">Потоковый пакет.</text:p>
      <text:p text:style-name="Text_20_body">Отправляется клиентом и сервером, для определения на связи ли клиент/сервер.</text:p>
      <text:p text:style-name="Text_20_body">Отправляется 3-10 раз <text:span text:style-name="T43">и замеряется таймаут, по истечению которого считается, что удалённый компьютер не доступен.</text:span></text:p>
      <text:p text:style-name="P20"><text:span text:style-name="T36">Запрос:</text:span> 0<text:span text:style-name="T44">1</text:span>_0<text:span text:style-name="T45">3</text:span></text:p>
      <text:p text:style-name="P30"><text:span text:style-name="T38">Контрольный байт</text:span>: 0x0<text:span text:style-name="T46">1 — запрос без ожидания подтверждения</text:span></text:p>
      <text:p text:style-name="P30">Идентификатор пакета: 0x0<text:span text:style-name="T46">3</text:span></text:p>
      <text:p text:style-name="P30"><text:span text:style-name="T36">Ответ:</text:span> 0<text:span text:style-name="T46">0</text:span>_0<text:span text:style-name="T46">3</text:span></text:p>
      <text:p text:style-name="P30"><text:span text:style-name="T38">Контрольный байт</text:span>: 0x0<text:span text:style-name="T46">0 — ответ без ожидания подтверждения</text:span></text:p>
      <text:p text:style-name="P30">Идентификатор пакета: 0x0<text:span text:style-name="T46">3</text:span></text:p>
      <text:p text:style-name="P30"/>
      <text:h text:style-name="P87" text:outline-level="1"><text:span text:style-name="T15">Получить</text:span><text:span text:style-name="T14"> </text:span><text:span text:style-name="T15">список карт</text:span><text:span text:style-name="T14"> </text:span><text:span text:style-name="T1">(</text:span><text:span text:style-name="T2">0x0</text:span><text:span text:style-name="T3">4</text:span><text:span text:style-name="T1">)</text:span></text:h>
      <text:p text:style-name="P47"><text:span text:style-name="T14">Пакет с ожиданием подтверждения. </text:span></text:p>
      <text:p text:style-name="P50"><text:span text:style-name="T14">О</text:span><text:span text:style-name="T4">тправляется клиентом </text:span><text:span text:style-name="T16">что бы получить список доступных карт, на которых можно играть.</text:span></text:p>
      <text:p text:style-name="P51"><text:span text:style-name="T16">З</text:span><text:span text:style-name="T4">апрос без прикладных данных.</text:span></text:p>
      <text:p text:style-name="P51"><text:span text:style-name="T4">В ответе список </text:span><text:span text:style-name="T19">описания карты</text:span><text:span text:style-name="T4">: </text:span><text:span text:style-name="T17">идентификатор карты, название карты, </text:span><text:span text:style-name="T18">идентификатор картинки карты.</text:span></text:p>
      <text:p text:style-name="P72"><text:span text:style-name="T18">Е</text:span><text:span text:style-name="T4">сли размер пакета получается больше 400 байт, то необходимо упаковать его в «Большой пакет)»</text:span></text:p>
      <text:p text:style-name="P55"><text:span text:style-name="T18">О</text:span><text:span text:style-name="T4">писание карты:</text:span></text:p>
      <table:table table:name="Table10" table:style-name="Table10">
        <table:table-column table:style-name="Table10.A" table:number-columns-repeated="3"/>
        <table:table-row>
          <table:table-cell table:style-name="Table10.A1" table:number-columns-spanned="3" office:value-type="string">
            <text:p text:style-name="P64">1..n<text:soft-page-break/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59"><text:span text:style-name="T20">И</text:span><text:span text:style-name="T17">дентификатор карты</text:span><text:span text:style-name="T20">(UInt32)</text:span></text:p>
          </table:table-cell>
          <table:table-cell table:style-name="Table10.A2" office:value-type="string">
            <text:p text:style-name="P112">Название карты(Строка)</text:p>
          </table:table-cell>
          <table:table-cell table:style-name="Table10.C2" office:value-type="string">
            <text:p text:style-name="P115">Идентификатор картинки(UInt32)</text:p>
          </table:table-cell>
        </table:table-row>
      </table:table>
      <text:p text:style-name="P51"><text:span text:style-name="T18"/></text:p>
      <text:p text:style-name="P51"><text:span text:style-name="T18"/></text:p>
      <text:p text:style-name="P21"><text:span text:style-name="T36">Запрос:</text:span> 0<text:span text:style-name="T38">3</text:span>_0<text:span text:style-name="T47">4</text:span>_<text:span text:style-name="T35">02_04</text:span></text:p>
      <text:p text:style-name="P31"><text:span text:style-name="T38">Контрольный байт</text:span>: 0x0<text:span text:style-name="T38">3 — запрос с ожиданием подтверждения</text:span></text:p>
      <text:p text:style-name="P31">Идентификатор пакета: 0x0<text:span text:style-name="T47">4</text:span></text:p>
      <text:p text:style-name="P31">Код канала: 0x02</text:p>
      <text:p text:style-name="P31">Номер пакета: 0x04</text:p>
      <text:p text:style-name="P32"><text:span text:style-name="T36">Ответ:</text:span> 0<text:span text:style-name="T49">2</text:span>_0<text:span text:style-name="T47">4</text:span>_<text:span text:style-name="T37">02_04_</text:span><text:span text:style-name="T50">00_00_00_03</text:span>_<text:span text:style-name="T59">0</text:span><text:span text:style-name="T61">A</text:span><text:span text:style-name="T59">_</text:span><text:span text:style-name="T61">44_61_72_6B_20_70_6C_61_63_65</text:span>_<text:span text:style-name="T67">00_00_00_32</text:span><text:span text:style-name="T72">_</text:span><text:span text:style-name="T50">00_00_00_0</text:span><text:span text:style-name="T58">4</text:span><text:span text:style-name="T71">_</text:span><text:span text:style-name="T59">0</text:span><text:span text:style-name="T61">A</text:span><text:span text:style-name="T59">_</text:span><text:span text:style-name="T66">4E_6F_72_74_68_20_77_69_6E_64</text:span><text:span text:style-name="T71">_</text:span><text:span text:style-name="T67">00_00_00_3</text:span><text:span text:style-name="T70">3</text:span></text:p>
      <text:p text:style-name="P31"><text:span text:style-name="T38">Контрольный байт</text:span>: 0x0<text:span text:style-name="T40">2 — ответ без ошибки</text:span></text:p>
      <text:p text:style-name="P31">Идентификатор пакета: 0x0<text:span text:style-name="T48">4</text:span></text:p>
      <text:p text:style-name="P31">Код канала: 0x02</text:p>
      <text:p text:style-name="P52"><text:span text:style-name="T11">Номер пакета: 0x04</text:span></text:p>
      <text:p text:style-name="P61"><text:span text:style-name="T11">И</text:span><text:span text:style-name="T4">дентичикатор карты: <text:s/></text:span><text:span text:style-name="T53">00_00_00_03</text:span></text:p>
      <text:p text:style-name="P63"><text:span text:style-name="T11">Н</text:span><text:span text:style-name="T4">азвание карты: <text:s/></text:span><text:span text:style-name="T63">0</text:span><text:span text:style-name="T64">A</text:span><text:span text:style-name="T63">_</text:span><text:span text:style-name="T64">44_61_72_6B_20_70_6C_61_63_65 —</text:span><text:span text:style-name="T21"> </text:span><text:span text:style-name="T4">Dark place</text:span></text:p>
      <text:p text:style-name="P63"><text:span text:style-name="T4">Идентификатор картинки: </text:span><text:span text:style-name="T69">00_00_00_32</text:span></text:p>
      <text:p text:style-name="P62"><text:span text:style-name="T11">И</text:span><text:span text:style-name="T4">дентичикатор карты: <text:s/></text:span><text:span text:style-name="T53">00_00_00_0</text:span><text:span text:style-name="T54">4</text:span></text:p>
      <text:p text:style-name="P63"><text:span text:style-name="T11">Н</text:span><text:span text:style-name="T4">азвание карты: <text:s/></text:span><text:span text:style-name="T63">0</text:span><text:span text:style-name="T64">A</text:span><text:span text:style-name="T63">_</text:span><text:span text:style-name="T62">4E_6F_72_74_68_20_77_69_6E_64</text:span><text:span text:style-name="T64"> —</text:span><text:span text:style-name="T21"> </text:span><text:span text:style-name="T4">North wind</text:span></text:p>
      <text:p text:style-name="P63"><text:span text:style-name="T20">Идентификатор картинки:</text:span><text:span text:style-name="T69"> 00_00_00_3</text:span><text:span text:style-name="T68">3</text:span></text:p>
      <text:p text:style-name="P61"><text:span text:style-name="T53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96">Код <text:span text:style-name="T40">ошибки</text:span></text:p>
          </table:table-cell>
          <table:table-cell table:style-name="Table8.B1" office:value-type="string">
            <text:p text:style-name="P96">Описание</text:p>
          </table:table-cell>
        </table:table-row>
        <table:table-row>
          <table:table-cell table:style-name="Table8.A2" office:value-type="string">
            <text:p text:style-name="P107">0xFF</text:p>
          </table:table-cell>
          <table:table-cell table:style-name="Table8.B2" office:value-type="string">
            <text:p text:style-name="P99">Внутренняя ошибка</text:p>
          </table:table-cell>
        </table:table-row>
      </table:table>
      <text:p text:style-name="P10"/>
      <text:p text:style-name="P10"/>
      <text:h text:style-name="Heading_20_1" text:outline-level="1">Присоединиться к комнате <text:span text:style-name="T73">(0x05)</text:span></text:h>
      <text:p text:style-name="P48"><text:span text:style-name="T14">Пакет с ожиданием подтверждения. </text:span></text:p>
      <text:p text:style-name="P73"><text:span text:style-name="T14">О</text:span><text:span text:style-name="T4">тправляется клиентом для того что бы сервер подобрал ему игровую комнату.</text:span></text:p>
      <text:p text:style-name="P74"><text:span text:style-name="T4">В запросе передаётся </text:span><text:span text:style-name="T52">идентификатор карты </text:span><text:span text:style-name="T55">(UInt32)</text:span></text:p>
      <text:p text:style-name="P74"><text:span text:style-name="T4">В ответе только код подтверждения или ошибки.</text:span></text:p>
      <text:p text:style-name="P22"><text:soft-page-break/><text:span text:style-name="T36">Запрос:</text:span> 0<text:span text:style-name="T38">3</text:span>_0<text:span text:style-name="T73">5</text:span>_<text:span text:style-name="T35">02_04_</text:span><text:span text:style-name="T51">00_00_00_33</text:span></text:p>
      <text:p text:style-name="P33"><text:span text:style-name="T38">Контрольный байт</text:span>: 0x0<text:span text:style-name="T38">3 — запрос с ожиданием подтверждения</text:span></text:p>
      <text:p text:style-name="P33">Идентификатор пакета: 0x0<text:span text:style-name="T73">5</text:span></text:p>
      <text:p text:style-name="P33">Код канала: 0x02</text:p>
      <text:p text:style-name="P33"><text:span text:style-name="T4">Номер пакета: 0x04</text:span></text:p>
      <text:p text:style-name="P75"><text:span text:style-name="T4">Идентификатор карты: </text:span><text:span text:style-name="T56">00_00_00_33</text:span></text:p>
      <text:p text:style-name="P66"><text:span text:style-name="T23">Ответ:</text:span><text:span text:style-name="T22"> 0</text:span><text:span text:style-name="T24">2</text:span><text:span text:style-name="T22">_0</text:span><text:span text:style-name="T26">5</text:span><text:span text:style-name="T22">_</text:span><text:span text:style-name="T25">02_04</text:span></text:p>
      <text:p text:style-name="P34"><text:span text:style-name="T38">Контрольный байт</text:span>: 0x0<text:span text:style-name="T40">2 — ответ без ошибки</text:span></text:p>
      <text:p text:style-name="P34">Идентификатор пакета: 0x0<text:span text:style-name="T74">5</text:span></text:p>
      <text:p text:style-name="P34">Код канала: 0x02</text:p>
      <text:p text:style-name="P67"><text:span text:style-name="T4">Номер пакета: 0x04</text:span></text:p>
      <text:p text:style-name="P67"><text:span text:style-name="T25"/>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97">Код <text:span text:style-name="T40">ошибки</text:span></text:p>
          </table:table-cell>
          <table:table-cell table:style-name="Table11.B1" office:value-type="string">
            <text:p text:style-name="P97">Описание</text:p>
          </table:table-cell>
        </table:table-row>
        <table:table-row>
          <table:table-cell table:style-name="Table11.A2" office:value-type="string">
            <text:p text:style-name="P104"><text:span text:style-name="T41">0x04</text:span></text:p>
          </table:table-cell>
          <table:table-cell table:style-name="Table11.B2" office:value-type="string">
            <text:p text:style-name="P116">Карта не существует</text:p>
          </table:table-cell>
        </table:table-row>
        <table:table-row>
          <table:table-cell table:style-name="Table11.A2" office:value-type="string">
            <text:p text:style-name="P108">0xFF</text:p>
          </table:table-cell>
          <table:table-cell table:style-name="Table11.B2" office:value-type="string">
            <text:p text:style-name="P100">Внутренняя ошибка</text:p>
          </table:table-cell>
        </table:table-row>
      </table:table>
      <text:p text:style-name="P11"/>
      <text:h text:style-name="Heading_20_1" text:outline-level="1">Игрок готов к игре <text:span text:style-name="T75">(0x06)</text:span></text:h>
      <text:p text:style-name="P49"><text:span text:style-name="T14">Пакет с ожиданием подтверждения. </text:span></text:p>
      <text:p text:style-name="P76">Отправляется клиентом, когда он загрузил сцену с игрой и готов к игре.</text:p>
      <text:p text:style-name="P76">Запрос и ответ без прикладных данных.</text:p>
      <text:p text:style-name="P23"><text:span text:style-name="T36">Запрос:</text:span> 0<text:span text:style-name="T38">3</text:span>_0<text:span text:style-name="T75">6</text:span>_<text:span text:style-name="T35">02_04</text:span></text:p>
      <text:p text:style-name="P35"><text:span text:style-name="T38">Контрольный байт</text:span>: 0x0<text:span text:style-name="T38">3 — запрос с ожиданием подтверждения</text:span></text:p>
      <text:p text:style-name="P35">Идентификатор пакета: 0x0<text:span text:style-name="T75">6</text:span></text:p>
      <text:p text:style-name="P35">Код канала: 0x02</text:p>
      <text:p text:style-name="P35"><text:span text:style-name="T4">Номер пакета: 0x04</text:span></text:p>
      <text:p text:style-name="P68"><text:span text:style-name="T23">Ответ:</text:span><text:span text:style-name="T22"> 0</text:span><text:span text:style-name="T24">2</text:span><text:span text:style-name="T22">_0</text:span><text:span text:style-name="T27">6</text:span><text:span text:style-name="T22">_</text:span><text:span text:style-name="T25">02_04</text:span></text:p>
      <text:p text:style-name="P35"><text:span text:style-name="T38">Контрольный байт</text:span>: 0x0<text:span text:style-name="T40">2 — ответ без ошибки</text:span></text:p>
      <text:p text:style-name="P35">Идентификатор пакета: 0x0<text:span text:style-name="T75">6</text:span></text:p>
      <text:p text:style-name="P35">Код канала: 0x02</text:p>
      <text:p text:style-name="P68"><text:span text:style-name="T4">Номер пакета: 0x04</text:span></text:p>
      <text:p text:style-name="P68"><text:span text:style-name="T4"/></text:p>
      <text:h text:style-name="Heading_20_1" text:outline-level="1"><text:soft-page-break/>Начать игру (0x07)</text:h>
      <text:p text:style-name="P49"><text:span text:style-name="T14">Пакет с ожиданием подтверждения. </text:span></text:p>
      <text:p text:style-name="P77">Рассылается сервером всем клиентам в комнате, когда сервер получит от всех игроков подтверждения. Игра может начаться по таймауту ожидания готовности игроков. Тогда игра начинается с теми игроками от которых пришло подтверждение. Остальные игроки заменяются ботами.</text:p>
      <text:p text:style-name="P78">В запросе от сервера начальная позиция игрока.</text:p>
      <text:p text:style-name="P78">Ответ без прикладных данных.</text:p>
      <text:p text:style-name="P78">Позиция игрока: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10">Позиция X (UInt32)</text:p>
          </table:table-cell>
          <table:table-cell table:style-name="Table12.B1" office:value-type="string">
            <text:p text:style-name="P113">Позиция Y(UInt32)</text:p>
          </table:table-cell>
        </table:table-row>
      </table:table>
      <text:p text:style-name="P78"/>
      <text:p text:style-name="P24"><text:span text:style-name="T36">Запрос:</text:span> 0<text:span text:style-name="T38">3</text:span>_0<text:span text:style-name="T76">7</text:span>_<text:span text:style-name="T35">02_04_</text:span><text:span text:style-name="T51">00_00_00_00_</text:span><text:span text:style-name="T60">00_00_00_00</text:span></text:p>
      <text:p text:style-name="P36"><text:span text:style-name="T38">Контрольный байт</text:span>: 0x0<text:span text:style-name="T38">3 — запрос с ожиданием подтверждения</text:span></text:p>
      <text:p text:style-name="P36">Идентификатор пакета: 0x0<text:span text:style-name="T76">7</text:span></text:p>
      <text:p text:style-name="P36">Код канала: 0x02</text:p>
      <text:p text:style-name="P36"><text:span text:style-name="T4">Номер пакета: 0x04</text:span></text:p>
      <text:p text:style-name="P69"><text:span text:style-name="T23">Ответ:</text:span><text:span text:style-name="T22"> 0</text:span><text:span text:style-name="T24">2</text:span><text:span text:style-name="T22">_0</text:span><text:span text:style-name="T28">7</text:span><text:span text:style-name="T22">_</text:span><text:span text:style-name="T25">02_04</text:span></text:p>
      <text:p text:style-name="P37"><text:span text:style-name="T38">Контрольный байт</text:span>: 0x0<text:span text:style-name="T40">2 — ответ без ошибки</text:span></text:p>
      <text:p text:style-name="P37">Идентификатор пакета: 0x0<text:span text:style-name="T80">7</text:span></text:p>
      <text:p text:style-name="P37">Код канала: 0x02</text:p>
      <text:p text:style-name="P69"><text:span text:style-name="T4">Номер пакета: 0x04</text:span></text:p>
      <text:p text:style-name="P69"><text:span text:style-name="T4"/></text:p>
      <text:h text:style-name="Heading_20_1" text:outline-level="1">Получить список игроков (0x08)</text:h>
      <text:p text:style-name="P49"><text:span text:style-name="T14">Пакет с ожиданием подтверждения. </text:span></text:p>
      <text:p text:style-name="P83"><text:span text:style-name="T14">О</text:span><text:span text:style-name="T4">тправляется клиентом во время ожидания создания комнаты и во время игры, что бы получить актуальный список игроков.</text:span></text:p>
      <text:p text:style-name="P84"><text:span text:style-name="T4">Запрос не содержит прикладных данных.</text:span></text:p>
      <text:p text:style-name="P84"><text:span text:style-name="T4">В ответе список:</text:span></text:p>
      <text:p text:style-name="P84"><text:span text:style-name="T4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65">1..n</text:p>
          </table:table-cell>
          <table:covered-table-cell/>
        </table:table-row>
        <table:table-row>
          <table:table-cell table:style-name="Table15.A2" office:value-type="string">
            <text:p text:style-name="P60"><text:span text:style-name="T20">И</text:span><text:span text:style-name="T17">дентификатор </text:span><text:span text:style-name="T29">игрока</text:span></text:p>
            <text:p text:style-name="P60"><text:span text:style-name="T20">(UInt32)</text:span></text:p>
          </table:table-cell>
          <table:table-cell table:style-name="Table15.B2" office:value-type="string">
            <text:p text:style-name="P114">Псевдоним игрока</text:p>
            <text:p text:style-name="P114">(Строка)</text:p>
          </table:table-cell>
        </table:table-row>
      </table:table>
      <text:p text:style-name="P12"><text:soft-page-break/>Если данные пакета больше допустимого, то сервер отсылает большой пакет.</text:p>
      <text:p text:style-name="P12"/>
      <text:p text:style-name="P25"><text:span text:style-name="T36">Запрос:</text:span> 0<text:span text:style-name="T38">3</text:span>_0<text:span text:style-name="T81">8</text:span>_<text:span text:style-name="T35">02_04_</text:span><text:span text:style-name="T51">00_00_00_00</text:span></text:p>
      <text:p text:style-name="P38"><text:span text:style-name="T38">Контрольный байт</text:span>: 0x0<text:span text:style-name="T38">3 — запрос с ожиданием подтверждения</text:span></text:p>
      <text:p text:style-name="P38">Идентификатор пакета: 0x0<text:span text:style-name="T81">8</text:span></text:p>
      <text:p text:style-name="P38">Код канала: 0x02</text:p>
      <text:p text:style-name="P38"><text:span text:style-name="T4">Номер пакета: 0x04</text:span></text:p>
      <text:p text:style-name="P70"><text:span text:style-name="T23">Ответ:</text:span><text:span text:style-name="T22"> 0</text:span><text:span text:style-name="T24">2</text:span><text:span text:style-name="T22">_0</text:span><text:span text:style-name="T28">7</text:span><text:span text:style-name="T22">_</text:span><text:span text:style-name="T25">02_04_ </text:span><text:span text:style-name="T52">00_00_00_</text:span><text:span text:style-name="T57">03</text:span><text:span text:style-name="T52">_</text:span><text:span text:style-name="T65">08 _</text:span><text:span text:style-name="T62">42_6F_6D_62_61_72_64_6F</text:span></text:p>
      <text:p text:style-name="P38"><text:span text:style-name="T38">Контрольный байт</text:span>: 0x0<text:span text:style-name="T40">2 — ответ без ошибки</text:span></text:p>
      <text:p text:style-name="P38">Идентификатор пакета: 0x0<text:span text:style-name="T81">8</text:span></text:p>
      <text:p text:style-name="P38">Код канала: 0x02</text:p>
      <text:p text:style-name="P70"><text:span text:style-name="T4">Номер пакета: 0x04</text:span></text:p>
      <text:p text:style-name="P71"><text:span text:style-name="T4">Идентификатор игрока: </text:span><text:span text:style-name="T25"><text:s/></text:span><text:span text:style-name="T53">00_00_00_</text:span><text:span text:style-name="T52">03</text:span></text:p>
      <text:p text:style-name="P71"><text:span text:style-name="T4">Псевдоним игрока: </text:span><text:span text:style-name="T62">08 _</text:span><text:span text:style-name="T63">42_6F_6D_62_61_72_64_6F </text:span><text:span text:style-name="T11">- </text:span><text:span text:style-name="T4">Bombardo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1:46:52.280000000</meta:creation-date>
    <dc:date>2018-02-13T21:32:20.720258495</dc:date>
    <meta:editing-duration>PT3H29M8S</meta:editing-duration>
    <meta:editing-cycles>109</meta:editing-cycles>
    <meta:generator>LibreOffice/5.1.6.2$Linux_X86_64 LibreOffice_project/10m0$Build-2</meta:generator>
    <meta:document-statistic meta:table-count="15" meta:image-count="0" meta:object-count="0" meta:page-count="8" meta:paragraph-count="228" meta:word-count="960" meta:character-count="7274" meta:non-whitespace-character-count="6508"/>
  </office:meta>
</office:document-meta>
</file>